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1e3701" officeooo:paragraph-rsid="003f1502"/>
    </style:style>
    <style:style style:name="P4" style:family="paragraph" style:parent-style-name="Standard">
      <style:text-properties officeooo:rsid="001e3701" officeooo:paragraph-rsid="00540dde"/>
    </style:style>
    <style:style style:name="P5" style:family="paragraph" style:parent-style-name="Standard">
      <style:text-properties officeooo:rsid="00214e17" officeooo:paragraph-rsid="00214e17"/>
    </style:style>
    <style:style style:name="P6" style:family="paragraph" style:parent-style-name="Standard">
      <style:text-properties officeooo:paragraph-rsid="00343bd2"/>
    </style:style>
    <style:style style:name="P7" style:family="paragraph" style:parent-style-name="Standard">
      <style:text-properties officeooo:paragraph-rsid="004ed542"/>
    </style:style>
    <style:style style:name="P8" style:family="paragraph" style:parent-style-name="Standard">
      <style:text-properties officeooo:paragraph-rsid="00540dde"/>
    </style:style>
    <style:style style:name="P9" style:family="paragraph" style:parent-style-name="Standard">
      <style:paragraph-properties fo:break-before="page"/>
      <style:text-properties officeooo:rsid="00214e17" officeooo:paragraph-rsid="00214e17"/>
    </style:style>
    <style:style style:name="P10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12" style:family="paragraph" style:parent-style-name="Heading_20_5">
      <style:text-properties style:font-name="Liberation Sans" fo:font-size="11.8999996185303pt" fo:font-weight="bold" officeooo:rsid="004ed542" officeooo:paragraph-rsid="00343bd2" style:font-name-asian="DejaVu Sans" style:font-size-asian="11.8999996185303pt" style:font-weight-asian="bold" style:font-name-complex="Lohit Hindi" style:font-size-complex="11.8999996185303pt" style:font-weight-complex="bold"/>
    </style:style>
    <style:style style:name="P13" style:family="paragraph" style:parent-style-name="Heading_20_5">
      <style:text-properties style:font-name="Liberation Sans" fo:font-size="11.8999996185303pt" fo:font-weight="bold" officeooo:rsid="004ed542" officeooo:paragraph-rsid="00540dde" style:font-name-asian="DejaVu Sans" style:font-size-asian="11.8999996185303pt" style:font-weight-asian="bold" style:font-name-complex="Lohit Hindi" style:font-size-complex="11.8999996185303pt" style:font-weight-complex="bold"/>
    </style:style>
    <style:style style:name="P14" style:family="paragraph" style:parent-style-name="Heading_20_5">
      <style:text-properties style:font-name="Liberation Sans" fo:font-size="11.8999996185303pt" fo:font-weight="bold" officeooo:rsid="00565689" officeooo:paragraph-rsid="00565689" style:font-name-asian="DejaVu Sans" style:font-size-asian="11.8999996185303pt" style:font-weight-asian="bold" style:font-name-complex="Lohit Hindi" style:font-size-complex="11.8999996185303pt" style:font-weight-complex="bold"/>
    </style:style>
    <style:style style:name="P15" style:family="paragraph" style:parent-style-name="Standard">
      <style:text-properties officeooo:rsid="004ed542" officeooo:paragraph-rsid="003f1502"/>
    </style:style>
    <style:style style:name="P16" style:family="paragraph" style:parent-style-name="Standard">
      <style:text-properties fo:font-size="16pt" fo:font-weight="bold" officeooo:rsid="00565689" officeooo:paragraph-rsid="00565689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565689" officeooo:paragraph-rsid="00565689"/>
    </style:style>
    <style:style style:name="P18" style:family="paragraph" style:parent-style-name="Standard">
      <style:text-properties officeooo:rsid="00565689" officeooo:paragraph-rsid="0056ad3b"/>
    </style:style>
    <style:style style:name="P19" style:family="paragraph" style:parent-style-name="Standard">
      <style:text-properties officeooo:rsid="000ecdc1" officeooo:paragraph-rsid="0021a483"/>
    </style:style>
    <style:style style:name="P20" style:family="paragraph" style:parent-style-name="Standard">
      <style:text-properties officeooo:rsid="001e3701" officeooo:paragraph-rsid="00343bd2"/>
    </style:style>
    <style:style style:name="P21" style:family="paragraph" style:parent-style-name="Standard">
      <style:text-properties officeooo:paragraph-rsid="00565689"/>
    </style:style>
    <style:style style:name="P22" style:family="paragraph" style:parent-style-name="Standard">
      <style:text-properties officeooo:rsid="0056ad3b" officeooo:paragraph-rsid="00565689"/>
    </style:style>
    <style:style style:name="P23" style:family="paragraph" style:parent-style-name="Standard">
      <style:text-properties officeooo:rsid="0056ad3b" officeooo:paragraph-rsid="0056ad3b"/>
    </style:style>
    <style:style style:name="P24" style:family="paragraph" style:parent-style-name="Standard">
      <style:text-properties officeooo:rsid="00214e17" officeooo:paragraph-rsid="004ed542"/>
    </style:style>
    <style:style style:name="T1" style:family="text">
      <style:text-properties officeooo:rsid="00273521"/>
    </style:style>
    <style:style style:name="T2" style:family="text">
      <style:text-properties officeooo:rsid="00523d1c"/>
    </style:style>
    <style:style style:name="T3" style:family="text">
      <style:text-properties officeooo:rsid="001e3701"/>
    </style:style>
    <style:style style:name="T4" style:family="text">
      <style:text-properties officeooo:rsid="004ed542"/>
    </style:style>
    <style:style style:name="T5" style:family="text">
      <style:text-properties officeooo:rsid="0056568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Git</text:p>
      <text:p text:style-name="P2"/>
      <text:h text:style-name="P14" text:outline-level="5"><text:bookmark-start text:name="__RefHeading__327_1776072604"/>Basic Git commands<text:bookmark-end text:name="__RefHeading__327_1776072604"/></text:h>
      <text:p text:style-name="P19"/>
      <text:p text:style-name="P17">git clone<text:tab/><text:tab/>Download existing source code</text:p>
      <text:p text:style-name="P21"><text:span text:style-name="T5">git branch<text:tab/><text:tab/>Li</text:span>sts all the local branches in the current repository</text:p>
      <text:p text:style-name="P21"/>
      <text:p text:style-name="P21"><text:span text:style-name="T5">git checkout<text:tab/><text:tab/>S</text:span>witch from one branch to another</text:p>
      <text:p text:style-name="P17">git checkout -b [branch]<text:tab/>Switch from one branch to another</text:p>
      <text:p text:style-name="P17"/>
      <text:p text:style-name="P17"/>
      <text:p text:style-name="P23">git fetch<text:tab/><text:tab/>Fetches changes from the remote to your current branch</text:p>
      <text:p text:style-name="P23">git pull<text:tab/><text:tab/><text:tab/><text:bookmark-start text:name="__DdeLink__1615_1391422521"/>Fetches and merges changes from the remote to your current branch<text:bookmark-end text:name="__DdeLink__1615_1391422521"/></text:p>
      <text:p text:style-name="P17"/>
      <text:p text:style-name="P17">git add<text:tab/><text:tab/><text:tab/>Add files to the staging area</text:p>
      <text:p text:style-name="P17">git commit<text:tab/><text:tab/>Record changes in the verison history</text:p>
      <text:p text:style-name="P17">git push<text:tab/><text:tab/>Push code and set the upstream / remote branch</text:p>
      <text:p text:style-name="P17"/>
      <text:p text:style-name="P17"><text:bookmark-start text:name="__DdeLink__1621_1391422521"/><text:bookmark-start text:name="__DdeLink__1631_139142252"/><text:bookmark-end text:name="__DdeLink__1621_1391422521"/><text:bookmark-end text:name="__DdeLink__1631_139142252"/></text:p>
      <text:p text:style-name="P18"/>
      <text:p text:style-name="P23"><text:bookmark-start text:name="__DdeLink__1618_1391422521"/>git fetch<text:tab/><text:tab/>Fetches changes from the remote to your current branch</text:p>
      <text:p text:style-name="P23">git pull<text:tab/><text:tab/><text:tab/><text:bookmark-start text:name="__DdeLink__1615_1391422522"/>Fetches and merges changes from the remote to your current branch<text:bookmark-end text:name="__DdeLink__1615_1391422522"/><text:bookmark-end text:name="__DdeLink__1618_1391422521"/></text:p>
      <text:p text:style-name="P18">git merge [branch]<text:tab/>Merge the specified branch’s changes into the current branch</text:p>
      <text:p text:style-name="P18"/>
      <text:p text:style-name="P17"/>
      <text:p text:style-name="P18">git status<text:tab/><text:tab/>Lists files (new or changed) that need to be committed</text:p>
      <text:p text:style-name="P17"/>
      <text:p text:style-name="P17"/>
      <text:p text:style-name="P17">git diff<text:tab/><text:tab/><text:tab/>Show diffences which are not yet staged</text:p>
      <text:p text:style-name="P20"/>
      <text:p text:style-name="P17">git reset [file]<text:tab/><text:tab/>Unstaged the file<text:bookmark-start text:name="__DdeLink__1633_139142252"/><text:bookmark-end text:name="__DdeLink__1633_139142252"/></text:p>
      <text:p text:style-name="P20"/>
      <text:p text:style-name="P21"><text:span text:style-name="T5">git rm [file}<text:tab/><text:tab/>D</text:span>eletes the file from your working directory and stages the deletion</text:p>
      <text:p text:style-name="P20"/>
      <text:p text:style-name="P20"/>
      <text:p text:style-name="P17">git log<text:tab/><text:tab/><text:tab/>Show the version history of the current branch</text:p>
      <text:p text:style-name="P21"><text:span text:style-name="T5">git show [commit]<text:tab/>S</text:span>hows the metadata and content changes of the specified commit<text:bookmark-start text:name="__DdeLink__1621_139142252"/><text:bookmark-start text:name="__DdeLink__1626_139142252"/><text:bookmark-end text:name="__DdeLink__1621_139142252"/></text:p>
      <text:p text:style-name="P22"><text:bookmark-end text:name="__DdeLink__1626_139142252"/></text:p>
      <text:p text:style-name="P23">git stash<text:tab/><text:tab/>Temporarily stores the modified changes</text:p>
      <text:p text:style-name="P23">git stath drop<text:tab/><text:tab/>Discards the most recently stashed changes</text:p>
      <text:p text:style-name="P17"/>
      <text:p text:style-name="P17"><text:bookmark-start text:name="__DdeLink__208_35142573129"/><text:bookmark-start text:name="__DdeLink__883_2189722070"/></text:p>
      <text:h text:style-name="P12" text:outline-level="5"><text:bookmark-start text:name="__RefHeading__331_177607260417"/>yyy?<text:bookmark-start text:name="__DdeLink__199_351425731216"/><text:bookmark-end text:name="__RefHeading__331_177607260417"/></text:h>
      <text:p text:style-name="P6"><text:bookmark-end text:name="__DdeLink__208_35142573129"/><text:bookmark-end text:name="__DdeLink__199_351425731216"/></text:p>
      <text:p text:style-name="P15">xxx</text:p>
      <text:p text:style-name="P3"><text:bookmark-start text:name="__DdeLink__1305_2271235780"/><text:bookmark-end text:name="__DdeLink__883_2189722070"/></text:p>
      <text:p text:style-name="P24"><text:bookmark-start text:name="__DdeLink__208_351425731291"/><text:bookmark-end text:name="__DdeLink__208_351425731291"/><text:bookmark text:name="__DdeLink__208_351425731292"/><text:bookmark-end text:name="__DdeLink__1305_2271235780"/>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327_1776072604" text:style-name="Index_20_Link" text:visited-style-name="Index_20_Link">1. Basic Git commands<text:tab/>1</text:a></text:p>
          <text:p text:style-name="P11"><text:a xlink:type="simple" xlink:href="#__RefHeading__331_177607260417" text:style-name="Index_20_Link" text:visited-style-name="Index_20_Link">2. yyy?<text:tab/>1</text:a></text:p>
        </text:index-body>
      </text:table-of-conten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73521"/>
    </style:style>
    <style:style style:name="MT2" style:family="text">
      <style:text-properties officeooo:rsid="00523d1c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</text:span><text:span text:style-name="MT2">AWS</text:span><text:span text:style-name="MT1"> ---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do </meta:initial-creator>
    <meta:creation-date>2014-12-07T08:55:23.547408200</meta:creation-date>
    <dc:date>2022-03-07T15:47:41.952632020</dc:date>
    <meta:editing-duration>PT2H57M54S</meta:editing-duration>
    <meta:editing-cycles>67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225" meta:character-count="1289" meta:non-whitespace-character-count="1071"/>
  </office:meta>
</office:document-meta>
</file>